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812" officeooo:paragraph-rsid="001f3812"/>
    </style:style>
    <style:style style:name="P2" style:family="paragraph" style:parent-style-name="Standard">
      <style:text-properties officeooo:rsid="0020b466" officeooo:paragraph-rsid="0020b466"/>
    </style:style>
    <style:style style:name="P3" style:family="paragraph" style:parent-style-name="Standard">
      <style:text-properties officeooo:rsid="00234bb5" officeooo:paragraph-rsid="00234bb5"/>
    </style:style>
    <style:style style:name="P4" style:family="paragraph" style:parent-style-name="Standard">
      <style:text-properties style:text-underline-style="solid" style:text-underline-width="auto" style:text-underline-color="font-color" officeooo:rsid="001e6dd1" officeooo:paragraph-rsid="001e6dd1"/>
    </style:style>
    <style:style style:name="P5" style:family="paragraph" style:parent-style-name="Standard">
      <style:text-properties style:text-underline-style="solid" style:text-underline-width="auto" style:text-underline-color="font-color" officeooo:rsid="002babec" officeooo:paragraph-rsid="002babec"/>
    </style:style>
    <style:style style:name="P6" style:family="paragraph" style:parent-style-name="Standard">
      <style:text-properties officeooo:rsid="002d884b" officeooo:paragraph-rsid="002d884b"/>
    </style:style>
    <style:style style:name="P7" style:family="paragraph" style:parent-style-name="Standard">
      <style:text-properties officeooo:rsid="002feade" officeooo:paragraph-rsid="002feade"/>
    </style:style>
    <style:style style:name="P8" style:family="paragraph" style:parent-style-name="Standard">
      <style:text-properties officeooo:rsid="003138c0" officeooo:paragraph-rsid="003138c0"/>
    </style:style>
    <style:style style:name="T1" style:family="text">
      <style:text-properties officeooo:rsid="001f3812"/>
    </style:style>
    <style:style style:name="T2" style:family="text">
      <style:text-properties officeooo:rsid="00229fc2"/>
    </style:style>
    <style:style style:name="T3" style:family="text">
      <style:text-properties officeooo:rsid="0024d6ce"/>
    </style:style>
    <style:style style:name="T4" style:family="text">
      <style:text-properties officeooo:rsid="0026d927"/>
    </style:style>
    <style:style style:name="T5" style:family="text">
      <style:text-properties officeooo:rsid="0026e783"/>
    </style:style>
    <style:style style:name="T6" style:family="text">
      <style:text-properties officeooo:rsid="0029b278"/>
    </style:style>
    <style:style style:name="T7" style:family="text">
      <style:text-properties officeooo:rsid="002fea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 <text:span text:style-name="T1">en 4ème</text:span></text:p>
      <text:p text:style-name="P1">première séance les pe sont en observations</text:p>
      <text:p text:style-name="P1">durée : <text:span text:style-name="T2">4</text:span> semaines <text:span text:style-name="T6">pour un groupe (4 5 élèves avec équilibre au mieux des profils)</text:span> <text:span text:style-name="T2">+ 4 semaines </text:span><text:span text:style-name="T6">pour un deuxième groupe (4 5 élèves avec équilibre au mieux des profils)</text:span></text:p>
      <text:p text:style-name="P2">pour m. Ponce, m. Lecoubet et m. Thomas</text:p>
      <text:p text:style-name="P3">notions travaillées : <text:span text:style-name="T5">addition/soustraction de </text:span><text:span text:style-name="T3">nombres relatifs </text:span><text:span text:style-name="T4">(activité d’introduction) ; </text:span></text:p>
      <text:p text:style-name="P3"/>
      <text:p text:style-name="P5">Danny en 4B et 4C</text:p>
      <text:p text:style-name="P7">(M. Ponce)</text:p>
      <text:p text:style-name="P8">plus un objectif de mettre un </text:p>
      <text:p text:style-name="P6"><text:span text:style-name="T7">Q</text:span>uels objectifs disciplinaire ?</text:p>
      <text:p text:style-name="P7">Durée : jusqu’au vacances de décemb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1:38:58.919000000</meta:creation-date>
    <dc:date>2024-10-15T12:10:26.904000000</dc:date>
    <meta:editing-duration>PT31M21S</meta:editing-duration>
    <meta:editing-cycles>17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0" meta:word-count="83" meta:character-count="477" meta:non-whitespace-character-count="402"/>
  </office:meta>
</office:document-meta>
</file>